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E0126B339B91E761.png" manifest:media-type="image/png"/>
  <manifest:file-entry manifest:full-path="Pictures/10000000000000C4000000C49F8CCE8397FE5052.png" manifest:media-type="image/png"/>
  <manifest:file-entry manifest:full-path="Pictures/10000000000000FF000000C6DF51E66614DD2559.png" manifest:media-type="image/png"/>
  <manifest:file-entry manifest:full-path="Pictures/10000000000000C0000000C43A7EE9B1B052A4F6.png" manifest:media-type="image/png"/>
  <manifest:file-entry manifest:full-path="Pictures/10000000000000C4000000A57B11D3321FF4CB7E.png" manifest:media-type="image/png"/>
  <manifest:file-entry manifest:full-path="Pictures/10000000000000C4000000862B535E5060573295.png" manifest:media-type="image/png"/>
  <manifest:file-entry manifest:full-path="Pictures/1000000000000073000000D7C31AD1A16F76F4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9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9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3" draw:id="id3" draw:layer="layout" svg:width="1.721cm" svg:height="1.739cm" svg:x="2.2cm" svg:y="12.561cm">
          <draw:image xlink:href="Pictures/10000000000000C0000000C43A7EE9B1B052A4F6.png" xlink:type="simple" xlink:show="embed" xlink:actuate="onLoad">
            <text:p/>
          </draw:image>
        </draw:frame>
        <draw:frame draw:style-name="gr1" draw:text-style-name="P1" xml:id="id2" draw:id="id2" draw:layer="layout" svg:width="3.523cm" svg:height="3.488cm" svg:x="5.462cm" svg:y="8.784cm">
          <draw:image xlink:href="Pictures/10000000000000C4000000C49F8CCE8397FE5052.png" xlink:type="simple" xlink:show="embed" xlink:actuate="onLoad">
            <text:p/>
          </draw:image>
        </draw:frame>
        <draw:frame draw:style-name="gr1" draw:text-style-name="P1" xml:id="id1" draw:id="id1" draw:layer="layout" svg:width="2.179cm" svg:height="1.816cm" svg:x="2.263cm" svg:y="6.9cm">
          <draw:image xlink:href="Pictures/10000000000000C4000000A57B11D3321FF4CB7E.png" xlink:type="simple" xlink:show="embed" xlink:actuate="onLoad">
            <text:p/>
          </draw:image>
        </draw:frame>
        <draw:frame draw:style-name="gr1" draw:text-style-name="P1" draw:layer="layout" svg:width="5.185cm" svg:height="3.544cm" svg:x="12.3cm" svg:y="3.456cm">
          <draw:image xlink:href="Pictures/10000000000000C4000000862B535E5060573295.png" xlink:type="simple" xlink:show="embed" xlink:actuate="onLoad">
            <text:p/>
          </draw:image>
        </draw:frame>
        <draw:frame draw:style-name="gr1" draw:text-style-name="P1" draw:layer="layout" svg:width="3.042cm" svg:height="5.688cm" svg:x="20.4cm" svg:y="7.7cm">
          <draw:image xlink:href="Pictures/1000000000000073000000D7C31AD1A16F76F4E2.png" xlink:type="simple" xlink:show="embed" xlink:actuate="onLoad">
            <text:p/>
          </draw:image>
        </draw:frame>
        <draw:frame draw:style-name="gr1" draw:text-style-name="P1" draw:layer="layout" svg:width="5.9cm" svg:height="4.581cm" svg:x="11.9cm" svg:y="13.3cm">
          <draw:image xlink:href="Pictures/10000000000000FF000000C6DF51E66614DD2559.png" xlink:type="simple" xlink:show="embed" xlink:actuate="onLoad">
            <text:p/>
          </draw:image>
        </draw:frame>
        <draw:frame draw:style-name="gr2" draw:text-style-name="P1" draw:layer="layout" svg:width="1.878cm" svg:height="1.878cm" svg:x="13.822cm" svg:y="11.122cm">
          <draw:image xlink:href="Pictures/10000000000000E1000000E1E0126B339B91E761.png" xlink:type="simple" xlink:show="embed" xlink:actuate="onLoad">
            <text:p/>
          </draw:image>
        </draw:frame>
        <draw:frame draw:style-name="gr3" draw:text-style-name="P1" draw:layer="layout" svg:width="1.878cm" svg:height="1.878cm" draw:transform="rotate (-3.14159265358979) translate (15.648cm 9.278cm)">
          <draw:image xlink:href="Pictures/10000000000000E1000000E1E0126B339B91E761.png" xlink:type="simple" xlink:show="embed" xlink:actuate="onLoad">
            <text:p/>
          </draw:image>
        </draw:frame>
        <draw:frame draw:style-name="gr2" draw:text-style-name="P1" draw:layer="layout" svg:width="1.878cm" svg:height="1.878cm" draw:transform="rotate (-1.5707963267949) translate (12.278cm 9.4cm)">
          <draw:image xlink:href="Pictures/10000000000000E1000000E1E0126B339B91E761.png" xlink:type="simple" xlink:show="embed" xlink:actuate="onLoad">
            <text:p/>
          </draw:image>
        </draw:frame>
        <draw:frame draw:style-name="gr3" draw:text-style-name="P1" draw:layer="layout" svg:width="1.878cm" svg:height="1.878cm" draw:transform="rotate (1.5707963267949) translate (17.322cm 11.278cm)">
          <draw:image xlink:href="Pictures/10000000000000E1000000E1E0126B339B91E761.png" xlink:type="simple" xlink:show="embed" xlink:actuate="onLoad">
            <text:p/>
          </draw:image>
        </draw:frame>
        <draw:frame draw:style-name="gr4" draw:text-style-name="P3" draw:layer="layout" svg:width="7.673cm" svg:height="1.673cm" svg:x="11.3cm" svg:y="1.7cm">
          <draw:text-box>
            <text:p text:style-name="P2"><text:span text:style-name="T1">Raspberry Pi 4</text:span></text:p>
            <text:p text:style-name="P2"><text:span text:style-name="T1">Mosquitto MQTT broker</text:span></text:p>
          </draw:text-box>
        </draw:frame>
        <draw:frame draw:style-name="gr4" draw:text-style-name="P3" draw:layer="layout" svg:width="7.174cm" svg:height="1.673cm" svg:x="18.7cm" svg:y="5.6cm">
          <draw:text-box>
            <text:p text:style-name="P2"><text:span text:style-name="T1">Phone</text:span></text:p>
            <text:p text:style-name="P2"><text:span text:style-name="T1">Node-RED application</text:span></text:p>
          </draw:text-box>
        </draw:frame>
        <draw:frame draw:style-name="gr5" draw:text-style-name="P3" draw:layer="layout" svg:width="4.8cm" svg:height="2.384cm" svg:x="5.6cm" svg:y="7.116cm">
          <draw:text-box>
            <text:p text:style-name="P2"><text:span text:style-name="T1">ESP8266</text:span></text:p>
            <text:p text:style-name="P2"><text:span text:style-name="T1">MQTT client</text:span></text:p>
          </draw:text-box>
        </draw:frame>
        <draw:connector draw:style-name="gr6" draw:text-style-name="P4" draw:layer="layout" draw:type="curve" svg:x1="3.352cm" svg:y1="8.716cm" svg:x2="5.462cm" svg:y2="10.528cm" draw:start-shape="id1" draw:start-glue-point="2" draw:end-shape="id2" draw:end-glue-point="3" svg:d="M3352 8716c0 1208 703 1812 2110 1812" svg:viewBox="0 0 2111 1813">
          <text:p/>
        </draw:connector>
        <draw:connector draw:style-name="gr6" draw:text-style-name="P4" draw:layer="layout" draw:type="curve" svg:x1="5.462cm" svg:y1="10.528cm" svg:x2="3.06cm" svg:y2="12.561cm" draw:start-shape="id2" draw:start-glue-point="3" draw:end-shape="id3" draw:end-glue-point="0" svg:d="M5462 10528c-1602 0-2402 677-2402 2033" svg:viewBox="0 0 2403 2034">
          <text:p/>
        </draw:connector>
        <draw:frame draw:style-name="gr7" draw:text-style-name="P3" draw:layer="layout" svg:width="4cm" svg:height="1.084cm" svg:x="1.7cm" svg:y="5.416cm">
          <draw:text-box>
            <text:p text:style-name="P2"><text:span text:style-name="T1">PIR sensor</text:span></text:p>
          </draw:text-box>
        </draw:frame>
        <draw:frame draw:style-name="gr7" draw:text-style-name="P3" draw:layer="layout" svg:width="4cm" svg:height="1.673cm" svg:x="1.6cm" svg:y="14.6cm">
          <draw:text-box>
            <text:p text:style-name="P2"><text:span text:style-name="T1">Piezo buzzer</text:span></text:p>
          </draw:text-box>
        </draw:frame>
        <draw:frame draw:style-name="gr7" draw:text-style-name="P3" draw:layer="layout" svg:width="4cm" svg:height="1.084cm" svg:x="13.6cm" svg:y="18cm">
          <draw:text-box>
            <text:p text:style-name="P2"><text:span text:style-name="T1">Rou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21:59:02.319188665</meta:creation-date>
    <dc:date>2021-04-27T22:09:52.448704945</dc:date>
    <meta:editing-duration>PT10M47S</meta:editing-duration>
    <meta:editing-cycles>6</meta:editing-cycles>
    <meta:generator>LibreOffice/6.0.7.3$Linux_X86_64 LibreOffice_project/00m0$Build-3</meta:generator>
    <meta:document-statistic meta:object-count="18"/>
  </office:meta>
</office:document-meta>
</file>